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MarkupView.getTemplate( String view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roovyMarkupView.autodetectMarkupTemplateEng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oovyMarkupView.setTemplateEngine( MarkupTemplateEngine 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MarkupView.checkResource(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roovyMarkupView.renderMergedTemplateModel( Map &lt; String , Object &gt; model ,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oovyMarkupView.initApplicationContext( Applic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